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284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2339in"/>
    </style:style>
    <style:style style:name="co7" style:family="table-column">
      <style:table-column-properties fo:break-before="auto" style:column-width="1.6917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1.8839in"/>
    </style:style>
    <style:style style:name="co10" style:family="table-column">
      <style:table-column-properties fo:break-before="auto" style:column-width="0.2173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1.5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2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style:font-name="Liberation Sans" style:font-name-asian="DejaVu Sans" style:font-name-complex="Lohit Hindi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hyphenate="true"/>
    </style:style>
    <style:style style:name="ce14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5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fill="none" draw:textarea-vertical-align="middle" draw:auto-grow-height="false" fo:min-height="0.2949in" fo:min-width="0.1965in"/>
    </style:style>
    <style:style style:name="gr3" style:family="graphic">
      <style:graphic-properties draw:stroke="dash" draw:stroke-dash="Ultrafine_20_Dashed" svg:stroke-width="0.0201in" draw:fill="none" draw:textarea-horizontal-align="left" draw:textarea-vertical-align="top" fo:padding-top="0.0098in" fo:padding-bottom="0.0098in" fo:padding-left="0.0098in" fo:padding-right="0.0098i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66cc" fo:font-family="'Lato Black'" style:font-pitch="variable"/>
    </style:style>
    <style:style style:name="T1" style:family="text">
      <style:text-properties fo:color="#0066cc" fo:font-family="'Lato Black'" style:font-pitch="variable"/>
    </style:style>
  </office:automatic-styles>
  <office:body>
    <office:spreadsheet>
      <table:table table:name="Sheet1" table:style-name="ta1" table:print-ranges="Sheet1.A1:Sheet1.M53">
        <table:shapes>
          <draw:custom-shape draw:z-index="0" draw:style-name="gr1" svg:width="0.252in" svg:height="1.5039in" svg:x="0.8949in" svg:y="2.4634in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252in" svg:height="0.4957in" svg:x="2.7839in" svg:y="3.4594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252in" svg:height="0.6236in" svg:x="0.9185in" svg:y="5.0161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2972in" svg:height="2.1614in" svg:x="2.6819in" svg:y="4.9409in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252in" svg:height="3.111in" svg:x="0.9488in" svg:y="6.6197in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2" draw:text-style-name="P1" svg:width="0.4213in" svg:height="2.8094in" svg:x="10.1228in" svg:y="0.738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2" draw:text-style-name="P1" svg:width="0.5157in" svg:height="4.6331in" svg:x="10.0886in" svg:y="3.5921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2" draw:text-style-name="P1" svg:width="0.4213in" svg:height="1.3327in" svg:x="10.0776in" svg:y="8.260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8" draw:style-name="gr1" svg:width="0.252in" svg:height="0.4591in" svg:x="2.7425in" svg:y="7.8831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svg:width="0.252in" svg:height="0.6in" svg:x="2.715in" svg:y="9.072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z-index="10" draw:style-name="gr3" draw:text-style-name="P3" svg:width="4.1449in" svg:height="3.639in" svg:x="5.8598in" svg:y="5.5047in">
            <text:p text:style-name="P2"><text:span text:style-name="T1">Possible collaboration with Polarsys</text:span></text:p>
          </draw:rect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>
            <text:p>EFS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D7.1, covered by secondary tools benchmark)</text:p>
          </table:table-cell>
          <table:table-cell table:style-name="ce7"/>
          <table:table-cell table:style-name="ce11" office:value-type="string">
            <text:p>Speadsheet+ Eclipse tools</text:p>
          </table:table-cell>
          <table:table-cell table:style-name="ce8"/>
          <table:table-cell table:style-name="ce14" office:value-type="string">
            <text:p>Speadsheet+ Eclipse tools</text:p>
          </table:table-cell>
          <table:table-cell table:style-name="ce8"/>
          <table:table-cell table:style-name="ce16" office:value-type="string">
            <text:p>Speadsheet+ Eclipse tool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Scade SysML (Papyrus) </text:p>
          </table:table-cell>
          <table:table-cell table:style-name="ce8"/>
          <table:table-cell table:style-name="ce15" office:value-type="string">
            <text:p>Papyrus </text:p>
          </table:table-cell>
          <table:table-cell table:style-name="ce8"/>
          <table:table-cell table:style-name="ce16" office:value-type="string">
            <text:p>Papyrus 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1"/>
          <table:table-cell table:style-name="ce9"/>
          <table:table-cell table:style-name="ce15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2" office:value-type="string">
            <text:p>Scade SysML (Papyrus) </text:p>
          </table:table-cell>
          <table:table-cell table:style-name="ce8"/>
          <table:table-cell table:style-name="ce15" office:value-type="string">
            <text:p>Papyrus</text:p>
          </table:table-cell>
          <table:table-cell table:style-name="ce8"/>
          <table:table-cell table:style-name="ce16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5" office:value-type="string">
            <text:p>ERTMS Formal Specs</text:p>
          </table:table-cell>
          <table:table-cell table:style-name="ce8"/>
          <table:table-cell table:style-name="ce16" office:value-type="string">
            <text:p>Classical B Model</text:p>
          </table:table-cell>
          <table:table-cell table:style-name="ce8"/>
          <table:table-cell table:style-name="ce2"/>
          <table:table-cell table:style-name="ce2" office:value-type="string">
            <text:p>Scope of D7.1</text:p>
            <text:p/>
          </table:table-cell>
          <table:table-cell table:number-columns-repeated="1009"/>
        </table:table-row>
        <table:table-row table:style-name="ro3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3"/>
          <table:table-cell table:style-name="ce16" office:value-type="string">
            <text:p>(with integrated refinement step <text:s/>to produce an executable model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3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 office:value-type="string">
            <text:p>EMF tools, tbd.</text:p>
          </table:table-cell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9" office:value-type="string">
            <text:p>XTend Code generator</text:p>
          </table:table-cell>
          <table:table-cell table:style-name="ce9"/>
          <table:table-cell table:style-name="ce16" office:value-type="string">
            <text:p>Open (C4B) and closed B code transl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16" office:value-type="string">
            <text:p>C or Ada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3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7.6in" fo:page-height="6.4in" style:num-format="1" style:print-orientation="landscape" fo:margin-top="0in" fo:margin-bottom="0in" fo:margin-left="0in" fo:margin-right="0in" style:shadow="none" fo:background-color="transparent" style:scale-to-pages="1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 style:data-style-name="N2" text:time-value="0000-00-00T16:36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9-09T16:39:33</dc:date>
    <dc:creator>Michael Jastram</dc:creator>
    <meta:editing-duration>PT2H9M48S</meta:editing-duration>
    <meta:editing-cycles>34</meta:editing-cycles>
    <meta:generator>LibreOffice/4.0.2.2$Linux_X86_64 LibreOffice_project/400m0$Build-2</meta:generator>
    <meta:document-statistic meta:table-count="1" meta:cell-count="41" meta:object-count="11"/>
  </office:meta>
</office:document-meta>
</file>